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 style:shadow="none" style:writing-mode="page"/>
      <style:text-properties fo:language="ru" fo:country="RU" officeooo:rsid="000061a3" officeooo:paragraph-rsid="000061a3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03a985" officeooo:paragraph-rsid="0003a985"/>
    </style:style>
    <style:style style:name="P3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00c023" officeooo:paragraph-rsid="0000c023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024906" officeooo:paragraph-rsid="00024906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0bccd3" officeooo:paragraph-rsid="000bccd3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0d48d3" officeooo:paragraph-rsid="000d48d3"/>
    </style:style>
    <style:style style:name="P7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fo:font-style="italic" officeooo:rsid="001f3648" officeooo:paragraph-rsid="001f3648" style:font-style-asian="italic" style:font-style-complex="italic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fo:font-style="italic" fo:font-weight="bold" officeooo:rsid="00351d1b" officeooo:paragraph-rsid="00351d1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38fa3" officeooo:paragraph-rsid="00338fa3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61905" officeooo:paragraph-rsid="00361905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61e50" officeooo:paragraph-rsid="00361e50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8754e" officeooo:paragraph-rsid="003a4d63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a4d63" officeooo:paragraph-rsid="003a4d63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aa5a6" officeooo:paragraph-rsid="003aa5a6"/>
    </style:style>
    <style:style style:name="P15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30028" officeooo:paragraph-rsid="00130028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3533d" officeooo:paragraph-rsid="0014ead5"/>
    </style:style>
    <style:style style:name="P17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3533d" officeooo:paragraph-rsid="001c747d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3533d" officeooo:paragraph-rsid="001d643d"/>
    </style:style>
    <style:style style:name="P19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3533d" officeooo:paragraph-rsid="001e698f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59dc3" officeooo:paragraph-rsid="00160e80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60e80" officeooo:paragraph-rsid="00170cfe"/>
    </style:style>
    <style:style style:name="P22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185736" officeooo:paragraph-rsid="00185736"/>
    </style:style>
    <style:style style:name="P23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22ae81" officeooo:paragraph-rsid="0022ae81"/>
    </style:style>
    <style:style style:name="P24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23ce6c" officeooo:paragraph-rsid="0023ce6c"/>
    </style:style>
    <style:style style:name="P25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253e58" officeooo:paragraph-rsid="0027e51f"/>
    </style:style>
    <style:style style:name="P26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27e51f" officeooo:paragraph-rsid="0027e51f"/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2a66cd" officeooo:paragraph-rsid="002a66cd"/>
    </style:style>
    <style:style style:name="P28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32cbc1" officeooo:paragraph-rsid="0032cbc1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en" fo:country="US" officeooo:rsid="00338fa3" officeooo:paragraph-rsid="00338fa3"/>
    </style:style>
    <style:style style:name="P30" style:family="paragraph" style:parent-style-name="Table_20_Contents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58ef0" officeooo:paragraph-rsid="00358ef0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shadow="none" style:writing-mode="page"/>
      <style:text-properties fo:language="en" fo:country="US" officeooo:rsid="0028b326" officeooo:paragraph-rsid="002d7263"/>
    </style:style>
    <style:style style:name="P32" style:family="paragraph" style:parent-style-name="Table_20_Contents">
      <style:paragraph-properties fo:text-align="justify" style:justify-single-word="false"/>
      <style:text-properties officeooo:rsid="00358ef0" officeooo:paragraph-rsid="00358ef0"/>
    </style:style>
    <style:style style:name="P33" style:family="paragraph" style:parent-style-name="Table_20_Contents">
      <style:paragraph-properties fo:text-align="justify" style:justify-single-word="false"/>
      <style:text-properties fo:language="ru" fo:country="RU" fo:font-weight="bold" officeooo:rsid="00358ef0" officeooo:paragraph-rsid="00358ef0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358ef0" officeooo:paragraph-rsid="00358ef0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officeooo:rsid="00361905" officeooo:paragraph-rsid="00361905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1e698f" officeooo:paragraph-rsid="001e698f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22ae81" officeooo:paragraph-rsid="0022ae81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253e58" officeooo:paragraph-rsid="0022ae81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28b326" officeooo:paragraph-rsid="0028b326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13533d" officeooo:paragraph-rsid="0013533d"/>
    </style:style>
    <style:style style:name="P41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03a985" officeooo:paragraph-rsid="0003a985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3dce9d" officeooo:paragraph-rsid="003dce9d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0bccd3" officeooo:paragraph-rsid="000bccd3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 style:shadow="none" style:writing-mode="page"/>
      <style:text-properties fo:language="ru" fo:country="RU" officeooo:rsid="00420392" officeooo:paragraph-rsid="0042427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533d"/>
    </style:style>
    <style:style style:name="T3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ru" fo:country="RU" fo:font-style="italic" fo:font-weight="bold" officeooo:rsid="0014ead5" style:font-style-asian="italic" style:font-weight-asian="bold" style:font-style-complex="italic" style:font-weight-complex="bold"/>
    </style:style>
    <style:style style:name="T5" style:family="text">
      <style:text-properties fo:language="ru" fo:country="RU" fo:font-style="italic" fo:font-weight="bold" officeooo:rsid="00170cfe" style:font-style-asian="italic" style:font-weight-asian="bold" style:font-style-complex="italic" style:font-weight-complex="bold"/>
    </style:style>
    <style:style style:name="T6" style:family="text">
      <style:text-properties fo:language="ru" fo:country="RU" fo:font-style="italic" fo:font-weight="bold" officeooo:rsid="0027e51f" style:font-style-asian="italic" style:font-weight-asian="bold" style:font-style-complex="italic" style:font-weight-complex="bold"/>
    </style:style>
    <style:style style:name="T7" style:family="text">
      <style:text-properties fo:language="ru" fo:country="RU" officeooo:rsid="0014ead5"/>
    </style:style>
    <style:style style:name="T8" style:family="text">
      <style:text-properties fo:language="ru" fo:country="RU" officeooo:rsid="00159dc3"/>
    </style:style>
    <style:style style:name="T9" style:family="text">
      <style:text-properties fo:language="ru" fo:country="RU" officeooo:rsid="00160e80"/>
    </style:style>
    <style:style style:name="T10" style:family="text">
      <style:text-properties fo:language="ru" fo:country="RU" officeooo:rsid="00170cfe"/>
    </style:style>
    <style:style style:name="T11" style:family="text">
      <style:text-properties fo:language="ru" fo:country="RU" officeooo:rsid="00185736"/>
    </style:style>
    <style:style style:name="T12" style:family="text">
      <style:text-properties fo:language="ru" fo:country="RU" officeooo:rsid="001e698f"/>
    </style:style>
    <style:style style:name="T13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language="ru" fo:country="RU" style:text-underline-style="solid" style:text-underline-width="auto" style:text-underline-color="font-color" fo:font-weight="bold" officeooo:rsid="002d7263" style:font-weight-asian="bold" style:font-weight-complex="bold"/>
    </style:style>
    <style:style style:name="T15" style:family="text">
      <style:text-properties fo:language="ru" fo:country="RU" style:text-underline-style="solid" style:text-underline-width="auto" style:text-underline-color="font-color" fo:font-weight="bold" officeooo:rsid="001e698f" style:font-weight-asian="bold" style:font-weight-complex="bold"/>
    </style:style>
    <style:style style:name="T16" style:family="text">
      <style:text-properties fo:language="ru" fo:country="RU" officeooo:rsid="00253e58"/>
    </style:style>
    <style:style style:name="T17" style:family="text">
      <style:text-properties fo:language="ru" fo:country="RU" officeooo:rsid="00256b70"/>
    </style:style>
    <style:style style:name="T18" style:family="text">
      <style:text-properties fo:language="ru" fo:country="RU" officeooo:rsid="0027e51f"/>
    </style:style>
    <style:style style:name="T19" style:family="text">
      <style:text-properties fo:language="ru" fo:country="RU" officeooo:rsid="002d7263"/>
    </style:style>
    <style:style style:name="T20" style:family="text">
      <style:text-properties fo:language="ru" fo:country="RU" officeooo:rsid="003121da"/>
    </style:style>
    <style:style style:name="T21" style:family="text">
      <style:text-properties fo:language="ru" fo:country="RU" officeooo:rsid="00312bd8"/>
    </style:style>
    <style:style style:name="T22" style:family="text">
      <style:text-properties fo:language="ru" fo:country="RU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fo:language="ru" fo:country="RU" officeooo:rsid="003fccb0"/>
    </style:style>
    <style:style style:name="T24" style:family="text">
      <style:text-properties fo:language="ru" fo:country="RU" officeooo:rsid="0043d29f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024906"/>
    </style:style>
    <style:style style:name="T27" style:family="text">
      <style:text-properties fo:language="en" fo:country="US" officeooo:rsid="0008a856"/>
    </style:style>
    <style:style style:name="T28" style:family="text">
      <style:text-properties fo:language="en" fo:country="US" officeooo:rsid="000d5b19"/>
    </style:style>
    <style:style style:name="T2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language="en" fo:country="US" fo:font-style="italic" fo:font-weight="bold" officeooo:rsid="000d5b19" style:font-style-asian="italic" style:font-weight-asian="bold" style:font-style-complex="italic" style:font-weight-complex="bold"/>
    </style:style>
    <style:style style:name="T31" style:family="text">
      <style:text-properties fo:language="en" fo:country="US" officeooo:rsid="00114e8e"/>
    </style:style>
    <style:style style:name="T32" style:family="text">
      <style:text-properties fo:language="en" fo:country="US" officeooo:rsid="00351d1b"/>
    </style:style>
    <style:style style:name="T33" style:family="text">
      <style:text-properties fo:language="en" fo:country="US" style:text-underline-style="solid" style:text-underline-width="auto" style:text-underline-color="font-color" fo:font-weight="bold" officeooo:rsid="00351d1b" style:font-weight-asian="bold" style:font-weight-complex="bold"/>
    </style:style>
    <style:style style:name="T3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6" style:family="text">
      <style:text-properties fo:language="en" fo:country="US" officeooo:rsid="003c2e2d"/>
    </style:style>
    <style:style style:name="T37" style:family="text">
      <style:text-properties officeooo:rsid="00024906"/>
    </style:style>
    <style:style style:name="T38" style:family="text">
      <style:text-properties officeooo:rsid="00057cf5"/>
    </style:style>
    <style:style style:name="T39" style:family="text">
      <style:text-properties officeooo:rsid="0008a856"/>
    </style:style>
    <style:style style:name="T40" style:family="text">
      <style:text-properties officeooo:rsid="0009fb61"/>
    </style:style>
    <style:style style:name="T41" style:family="text">
      <style:text-properties officeooo:rsid="000d5b19"/>
    </style:style>
    <style:style style:name="T42" style:family="text">
      <style:text-properties officeooo:rsid="000f842a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14ead5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42427d" style:font-style-asian="italic" style:font-weight-asian="bold" style:font-style-complex="italic" style:font-weight-complex="bold"/>
    </style:style>
    <style:style style:name="T46" style:family="text">
      <style:text-properties fo:font-style="italic" fo:font-weight="normal" officeooo:rsid="0042427d" style:font-style-asian="italic" style:font-weight-asian="normal" style:font-style-complex="italic" style:font-weight-complex="normal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officeooo:rsid="003121da"/>
    </style:style>
    <style:style style:name="T4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officeooo:rsid="003aa5a6"/>
    </style:style>
    <style:style style:name="T52" style:family="text">
      <style:text-properties officeooo:rsid="003c2e2d"/>
    </style:style>
    <style:style style:name="T53" style:family="text">
      <style:text-properties officeooo:rsid="0040ec5b"/>
    </style:style>
    <style:style style:name="T54" style:family="text">
      <style:text-properties officeooo:rsid="0042427d"/>
    </style:style>
    <style:style style:name="T55" style:family="text">
      <style:text-properties officeooo:rsid="0043d2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еречень замечаний при работе с УКУ 207.</text:p>
      <text:p text:style-name="P2">В процессе опытной эксплуатации ИБЭП и Инвертора на базе УКУ 207.14 (включая старую прошивку и временную от 18.03.2019) были выявлены ошибки и недоработки в части соответствия <text:span text:style-name="T40">поддержки </text:span><text:span text:style-name="T25">SNMP </text:span>мониторинга и управления требованиям стандарта и эксплуатационным задачам.</text:p>
      <text:p text:style-name="P42">Проверки проводились в следующих условиях:</text:p>
      <text:p text:style-name="P42">Инвертор с родной прошивкой, без нагрузки.</text:p>
      <text:p text:style-name="P42">ИБЭП с временной прошивкой от 18.03.2019, с <text:span text:style-name="T53">6 физическими</text:span> БПС<text:span text:style-name="T53"> (введено с панели 6)</text:span>, без АКБ.</text:p>
      <text:p text:style-name="P2"/>
      <text:p text:style-name="P3">1. Миб-файл на данное устройство содержит недостаточное количество информации для организации эксплуатации изделий на базе УКУ 207<text:span text:style-name="T38"> без дополнительных данных</text:span>, в частности:</text:p>
      <text:p text:style-name="P3">1.1. Миб файл не содержит рекомендуемой описательной части параметров мониторинга и управления<text:span text:style-name="T37"> (атрибут </text:span><text:span text:style-name="T31">DESCRIPTION</text:span><text:span text:style-name="T26">).</text:span><text:span text:style-name="T37"> В данном атрибуте принято указывать особенности использования данного параметра (например, "для получения корректного значения параметра принятое значение необходимо умножить на 0.1" или "данный параметр имеет значение только для работы в составе ИБЭП и не должен использоваться при работе в составе Инвертора", или "Данный параметр содержит битовые флаги следующих событий/состояний" и т.д.).</text:span></text:p>
      <text:p text:style-name="P4">1.2. При формировании миб-файлов разработчику доступны дополнительные атрибуты, использование которых рекомендуется для улучшения читаемости миб файлов и повышения качества взаимодействия с оборудованием, например:</text:p>
      <text:p text:style-name="P4">- минимальные и максимальные значения, допустимые для установки значений;</text:p>
      <text:p text:style-name="P4">- перечень допустимых целочисленных значений (значение-текст);</text:p>
      <text:p text:style-name="P4">- <text:span text:style-name="T39">атрибут </text:span><text:span text:style-name="T27">display-hint, </text:span><text:span text:style-name="T39">позволяющий напрямую настраивать форматирование целых или текстовых значений параметров при отображении.</text:span></text:p>
      <text:p text:style-name="P4"/>
      <text:p text:style-name="P5">2. Отсутствие достаточной информации в миб файле приводит к необходимости ведения дополнительного файла сопроводительной информации, что приводит к следующему:</text:p>
      <text:p text:style-name="P5">- возможная рассинхронизация данных миб файла и сопроводительного файла;</text:p>
      <text:p text:style-name="P5">- неполнота данных;</text:p>
      <text:p text:style-name="P5">- неудобства <text:span text:style-name="T42">и</text:span>з-за необходимости использования нескольких инструментов для настройки контуров управления и мониторинга при эксплуатации изделий на базе УКУ 207.</text:p>
      <text:p text:style-name="P5"/>
      <text:p text:style-name="P5">3. Непосредственно несоответствия и ошибки:</text:p>
      <text:p text:style-name="P44">3.0. Не ведется контроль соответствия назначенных с панели оператором данных и их физического соответствия<text:span text:style-name="T54">. При выводе к примеру таблицы описаний БПС статус каждого БПС есть, однако количество исправных БПС может не соответствовать значению в параметре <text:s/></text:span><text:span text:style-name="T44">displayDeviceInfoNumOfBps</text:span><text:span text:style-name="T46">.</text:span></text:p>
      <text:p text:style-name="P6">3.1. Невозможно по значениям параметров определить тип изделия, в котором используется УКУ 207. Теоретически для этого должно использоваться значение параметра <text:span text:style-name="T29">displayDeviceInfoCode</text:span><text:span text:style-name="T25">, </text:span>однако:</text:p>
      <text:p text:style-name="P6">- в сопроводительном документе данный параметр <text:span text:style-name="T47">не описан</text:span>;</text:p>
      <text:p text:style-name="P6">- при опросе данного параметра всегда возвращается значение 0.</text:p>
      <text:p text:style-name="P7">Например для УКУ 202 данный параметр имеет смысловые значения и работает корректно.</text:p>
      <text:p text:style-name="P6">3.2. <text:span text:style-name="T41">Некорректно работает параметр</text:span><text:span text:style-name="T28"> </text:span><text:span text:style-name="T30">displayDeviceInfoSerial</text:span><text:span text:style-name="T28"> - </text:span><text:span text:style-name="T41">для старой прошивки возвращается 0, не смотря на отображение валидного значения на панели УКУ. Для временной прошивки 0 отображается и в параметре и на панели.</text:span></text:p>
      <text:p text:style-name="P15"><text:soft-page-break/>3.3. <text:span text:style-name="T1">Параметр </text:span><text:span text:style-name="T3">displayDeviceInfoNumOfBat</text:span><text:span text:style-name="T1"> (количество введенных АКБ в структуру ИБЭП) - недостаточное описание. Судя по результатам экспериментов данный параметр </text:span><text:span text:style-name="T2">должен быть установлен на панели для передачи актуальных данных, что не очевидно.</text:span></text:p>
      <text:p text:style-name="P16"><text:span text:style-name="T1">3.4. </text:span><text:span text:style-name="T7">Параметр </text:span><text:span text:style-name="T4">displayDeviceInfoNumOfBps</text:span><text:span text:style-name="T7"> (количество введенных БПС в структуру ИБЭП)</text:span><text:span text:style-name="T8"> - для инвертора возвращает 2, что возможно не имеет смысла? Для ИБЭПа возвращает 3 после установки значения с панели. До установки значения с панели при чтении давало значение 7 при фактических </text:span><text:span text:style-name="T23">3</text:span><text:span text:style-name="T8"> БПС. Поведение неочевидно и не описано.</text:span></text:p>
      <text:p text:style-name="P20"><text:span text:style-name="T1">3.5. </text:span><text:span text:style-name="T9">Параметр </text:span><text:span text:style-name="T3">displayDeviceInfoNumOfTnv</text:span><text:span text:style-name="T9"> (количество введенных инверторов в структуру ИБЭП) для инвентора отдает 2 (по факту), для ИБЭПа - 0 (по факту). Требуется ли назначение с панели до того, как параметр начнет отдавать верное значение?</text:span></text:p>
      <text:p text:style-name="P22"><text:span text:style-name="T9">3</text:span><text:span text:style-name="T1">.6. Параметр </text:span><text:span text:style-name="T3">displayDeviceInfoNumOf</text:span><text:span text:style-name="T43">Avt</text:span> <text:span text:style-name="T1">- </text:span><text:span text:style-name="T13">не описан</text:span><text:span text:style-name="T1">. Количество чего? Требуется ли ручная настройка с панели?</text:span></text:p>
      <text:p text:style-name="P21"><text:span text:style-name="T9">3</text:span><text:span text:style-name="T1">.7. </text:span><text:span text:style-name="T10">Параметр </text:span><text:span text:style-name="T5">displayDeviceInfoNumOfDt</text:span><text:span text:style-name="T10"> (количество датчиков температуры в структуре ИБЭП).</text:span><text:span text:style-name="T11"> Требуется ли ручная настройка с панели?</text:span></text:p>
      <text:p text:style-name="P17"><text:span text:style-name="T1">3.8. Параметр </text:span><text:span text:style-name="T3">displayDeviceInfoNumOf</text:span><text:span text:style-name="T43">Sk</text:span> <text:span text:style-name="T1">(количество сухих контактов). Требуется ли ручная настройка с панели?</text:span></text:p>
      <text:p text:style-name="P18"><text:span text:style-name="T1">3.9. Параметр </text:span><text:span text:style-name="T3">displayDeviceInfoNumOf</text:span><text:span text:style-name="T43">Events</text:span> <text:span text:style-name="T1">(количество записей журнала). При опросе отдает 0. Выдает ли данный параметр верную информацию?</text:span></text:p>
      <text:p text:style-name="P19"><text:span text:style-name="T1">3.10. Параметр </text:span><text:span text:style-name="T43">displayDeviceInfoModel</text:span> - <text:span text:style-name="T1">выдает ошибку </text:span><text:span text:style-name="T15">No</text:span><text:span text:style-name="T13"> </text:span><text:span text:style-name="T47">such name</text:span><text:span text:style-name="T12">. Не описан.</text:span></text:p>
      <text:p text:style-name="P36"/>
      <text:p text:style-name="P23"><text:span text:style-name="T1">3.11. </text:span><text:span text:style-name="T3">dipslayMainsVoltage</text:span><text:span text:style-name="T1"> Сетевое напряжение. Точность 1В.</text:span></text:p>
      <text:p text:style-name="P23"><text:span text:style-name="T3">dipslayMainsFrequency</text:span><text:span text:style-name="T1"> Частота сетевого напряжения. Точность 0.1Гц.</text:span><text:span text:style-name="T17"> Для чего частота умножается на 10? Нужны ли дробные доли Гц?</text:span></text:p>
      <text:p text:style-name="P24"><text:span text:style-name="T43">displayMainsStatus</text:span> - <text:span text:style-name="T13">не описан</text:span><text:span text:style-name="T1">.</text:span></text:p>
      <text:p text:style-name="P23"><text:span text:style-name="T3">dipslayMainsAlarm</text:span><text:span text:style-name="T1"> 0-нет аварии сети; 1-авария сети;</text:span></text:p>
      <text:p text:style-name="P23"><text:span text:style-name="T3">dipslayMainsPhaseA</text:span><text:span text:style-name="T1"> Напряжение фазы А (для трёхфазной сети). Точность 1В.</text:span></text:p>
      <text:p text:style-name="P23"><text:span text:style-name="T3">dipslayMainsPhaseB</text:span><text:span text:style-name="T1"> Напряжение фазы В (для трёхфазной сети). Точность 1В.</text:span></text:p>
      <text:p text:style-name="P23"><text:span text:style-name="T3">dipslayMainsPhaseC</text:span><text:span text:style-name="T1"> Напряжение фазы С (для трёхфазной сети). Точность 1В.</text:span></text:p>
      <text:p text:style-name="P37">При чтении с инвертора все эти параметры отдают 0.</text:p>
      <text:p text:style-name="P23"><text:span text:style-name="T1">Для ИБЭПа </text:span><text:span text:style-name="T16">значения выглядят актуальными</text:span><text:span text:style-name="T24">, кроме показателя фазы А (при фазаБ=фазаС=218, фазаА дает 479).</text:span></text:p>
      <text:p text:style-name="P38"/>
      <text:p text:style-name="P25"><text:span text:style-name="T1">3.12. </text:span><text:span text:style-name="T6">displayLoadVoltage</text:span><text:span text:style-name="T18"> Выходное напряжение шины инверторов. Точность 0,1В.</text:span></text:p>
      <text:p text:style-name="P26"><text:span text:style-name="T3">displayLoadCurrent</text:span><text:span text:style-name="T18"> Ток в нагрузке инверторов. Точность 0,1А.</text:span></text:p>
      <text:p text:style-name="P39">Для инвертора 63/0 для ИБЭП - 0/46. (При каких условиях?) Как корректно должно быть?</text:p>
      <text:p text:style-name="P31"><text:span text:style-name="T3">displayLoadPOWER</text:span><text:span text:style-name="T19"> - описан, </text:span><text:span text:style-name="T14">не внесен в МИБ</text:span></text:p>
      <text:p text:style-name="P40"/>
      <text:p text:style-name="P27"><text:span text:style-name="T1">3.13. </text:span><text:span text:style-name="T20">При чтении таблицы журнала </text:span><text:span text:style-name="T48">displayEventsTable - </text:span><text:span text:style-name="T21">наполнение таблицы какое-то есть, но содержимое не осмысленное.</text:span></text:p>
      <text:p text:style-name="P40"/>
      <text:p text:style-name="P28"><text:span text:style-name="T1">3.14. Заявлена в мибе и </text:span><text:span text:style-name="T22">не описана</text:span><text:span text:style-name="T1"> ветка </text:span><text:span text:style-name="T43">displaySpecials</text:span>. <text:span text:style-name="T1">Большая часть параметров при чтении выдают </text:span><text:span text:style-name="T49">No such name</text:span>.</text:p>
      <text:p text:style-name="P6"/>
      <text:p text:style-name="P29">3.15. <text:span text:style-name="T1">Ветка </text:span><text:span text:style-name="T43">sysParams</text:span>:</text:p>
      <text:p text:style-name="P9">Заявлены и не отвечают <text:span text:style-name="T32">(</text:span><text:span text:style-name="T33">No such name</text:span><text:span text:style-name="T32">) </text:span>параметры:</text:p>
      <text:p text:style-name="P8">sysParamsSoundAlarmEn</text:p>
      <text:p text:style-name="P8">sysParamsAlarmAutoDisable</text:p>
      <text:p text:style-name="P8">sysParamsBattTestTime</text:p>
      <text:p text:style-name="P8">sysParamsUmax</text:p>
      <text:p text:style-name="P8">sysParamsUmin</text:p>
      <text:p text:style-name="P8">sysParamsU0</text:p>
      <text:p text:style-name="P8"><text:soft-page-break/>sysParamsU20</text:p>
      <text:p text:style-name="P6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3">Параметр</text:p>
          </table:table-cell>
          <table:table-cell table:style-name="Таблица1.A1" office:value-type="string">
            <text:p text:style-name="P34">ИБЭП</text:p>
          </table:table-cell>
          <table:table-cell table:style-name="Таблица1.C1" office:value-type="string">
            <text:p text:style-name="P34">Инвертор</text:p>
          </table:table-cell>
        </table:table-row>
        <table:table-row>
          <table:table-cell table:style-name="Таблица1.A2" office:value-type="string">
            <text:p text:style-name="P32">sysParamsUmin</text:p>
          </table:table-cell>
          <table:table-cell table:style-name="Таблица1.A2" office:value-type="string">
            <text:p text:style-name="P32">390</text:p>
          </table:table-cell>
          <table:table-cell table:style-name="Таблица1.C2" office:value-type="string">
            <text:p text:style-name="P35">-250</text:p>
          </table:table-cell>
        </table:table-row>
        <table:table-row>
          <table:table-cell table:style-name="Таблица1.A2" office:value-type="string">
            <text:p text:style-name="P32">sysParamsUsign</text:p>
          </table:table-cell>
          <table:table-cell table:style-name="Таблица1.A2" office:value-type="string">
            <text:p text:style-name="P32">44</text:p>
          </table:table-cell>
          <table:table-cell table:style-name="Таблица1.C2" office:value-type="string">
            <text:p text:style-name="P35">44</text:p>
          </table:table-cell>
        </table:table-row>
        <table:table-row>
          <table:table-cell table:style-name="Таблица1.A2" office:value-type="string">
            <text:p text:style-name="P32">sysParamsUminPower</text:p>
          </table:table-cell>
          <table:table-cell table:style-name="Таблица1.A2" office:value-type="string">
            <text:p text:style-name="P32">187</text:p>
          </table:table-cell>
          <table:table-cell table:style-name="Таблица1.C2" office:value-type="string">
            <text:p text:style-name="P35">187</text:p>
          </table:table-cell>
        </table:table-row>
        <table:table-row>
          <table:table-cell table:style-name="Таблица1.A2" office:value-type="string">
            <text:p text:style-name="P32">sysParamsUWithothBatt</text:p>
          </table:table-cell>
          <table:table-cell table:style-name="Таблица1.A2" office:value-type="string">
            <text:p text:style-name="P32">480</text:p>
          </table:table-cell>
          <table:table-cell table:style-name="Таблица1.C2" office:value-type="string">
            <text:p text:style-name="P35">479</text:p>
          </table:table-cell>
        </table:table-row>
        <table:table-row>
          <table:table-cell table:style-name="Таблица1.A2" office:value-type="string">
            <text:p text:style-name="P32">sysParamsControlCurrent</text:p>
          </table:table-cell>
          <table:table-cell table:style-name="Таблица1.A2" office:value-type="string">
            <text:p text:style-name="P32">12000</text:p>
          </table:table-cell>
          <table:table-cell table:style-name="Таблица1.C2" office:value-type="string">
            <text:p text:style-name="P35">0</text:p>
          </table:table-cell>
        </table:table-row>
        <table:table-row>
          <table:table-cell table:style-name="Таблица1.A2" office:value-type="string">
            <text:p text:style-name="P32">sysParamsMaxChargeCurrent</text:p>
          </table:table-cell>
          <table:table-cell table:style-name="Таблица1.A2" office:value-type="string">
            <text:p text:style-name="P32">50</text:p>
          </table:table-cell>
          <table:table-cell table:style-name="Таблица1.C2" office:value-type="string">
            <text:p text:style-name="P35">1</text:p>
          </table:table-cell>
        </table:table-row>
        <table:table-row>
          <table:table-cell table:style-name="Таблица1.A2" office:value-type="string">
            <text:p text:style-name="P32">sysParamsMaxCurrent</text:p>
          </table:table-cell>
          <table:table-cell table:style-name="Таблица1.A2" office:value-type="string">
            <text:p text:style-name="P32">15</text:p>
          </table:table-cell>
          <table:table-cell table:style-name="Таблица1.C2" office:value-type="string">
            <text:p text:style-name="P35">0</text:p>
          </table:table-cell>
        </table:table-row>
        <table:table-row>
          <table:table-cell table:style-name="Таблица1.A2" office:value-type="string">
            <text:p text:style-name="P32">sysParamsMinCurrent</text:p>
          </table:table-cell>
          <table:table-cell table:style-name="Таблица1.A2" office:value-type="string">
            <text:p text:style-name="P32">5</text:p>
          </table:table-cell>
          <table:table-cell table:style-name="Таблица1.C2" office:value-type="string">
            <text:p text:style-name="P35">0</text:p>
          </table:table-cell>
        </table:table-row>
        <table:table-row>
          <table:table-cell table:style-name="Таблица1.A2" office:value-type="string">
            <text:p text:style-name="P32">sysParamsUpChargeVoltage</text:p>
          </table:table-cell>
          <table:table-cell table:style-name="Таблица1.A2" office:value-type="string">
            <text:p text:style-name="P32">540</text:p>
          </table:table-cell>
          <table:table-cell table:style-name="Таблица1.C2" office:value-type="string">
            <text:p text:style-name="P35">0</text:p>
          </table:table-cell>
        </table:table-row>
        <table:table-row>
          <table:table-cell table:style-name="Таблица1.A2" office:value-type="string">
            <text:p text:style-name="P32">sysParamsPowerupPSUTimeout</text:p>
          </table:table-cell>
          <table:table-cell table:style-name="Таблица1.A2" office:value-type="string">
            <text:p text:style-name="P32">3</text:p>
          </table:table-cell>
          <table:table-cell table:style-name="Таблица1.C2" office:value-type="string">
            <text:p text:style-name="P35">3</text:p>
          </table:table-cell>
        </table:table-row>
        <table:table-row>
          <table:table-cell table:style-name="Таблица1.A2" office:value-type="string">
            <text:p text:style-name="P32">sysParamsBatSignTemperature</text:p>
          </table:table-cell>
          <table:table-cell table:style-name="Таблица1.A2" office:value-type="string">
            <text:p text:style-name="P32">40</text:p>
          </table:table-cell>
          <table:table-cell table:style-name="Таблица1.C2" office:value-type="string">
            <text:p text:style-name="P35">40</text:p>
          </table:table-cell>
        </table:table-row>
        <table:table-row>
          <table:table-cell table:style-name="Таблица1.A2" office:value-type="string">
            <text:p text:style-name="P32">sysParamsBatMaxTemperature</text:p>
          </table:table-cell>
          <table:table-cell table:style-name="Таблица1.A2" office:value-type="string">
            <text:p text:style-name="P32">50</text:p>
          </table:table-cell>
          <table:table-cell table:style-name="Таблица1.C2" office:value-type="string">
            <text:p text:style-name="P35">50</text:p>
          </table:table-cell>
        </table:table-row>
        <table:table-row>
          <table:table-cell table:style-name="Таблица1.A2" office:value-type="string">
            <text:p text:style-name="P32">sysParamsBpsSignTemperature</text:p>
          </table:table-cell>
          <table:table-cell table:style-name="Таблица1.A2" office:value-type="string">
            <text:p text:style-name="P32">70</text:p>
          </table:table-cell>
          <table:table-cell table:style-name="Таблица1.C2" office:value-type="string">
            <text:p text:style-name="P35">70</text:p>
          </table:table-cell>
        </table:table-row>
        <table:table-row>
          <table:table-cell table:style-name="Таблица1.A2" office:value-type="string">
            <text:p text:style-name="P32">sysParamsBpsMaxTemperature</text:p>
          </table:table-cell>
          <table:table-cell table:style-name="Таблица1.A2" office:value-type="string">
            <text:p text:style-name="P32">80</text:p>
          </table:table-cell>
          <table:table-cell table:style-name="Таблица1.C2" office:value-type="string">
            <text:p text:style-name="P35">80</text:p>
          </table:table-cell>
        </table:table-row>
        <table:table-row>
          <table:table-cell table:style-name="Таблица1.A2" office:value-type="string">
            <text:p text:style-name="P32">sysParamsBatAssimetyAlarmPercent</text:p>
          </table:table-cell>
          <table:table-cell table:style-name="Таблица1.A2" office:value-type="string">
            <text:p text:style-name="P32">0</text:p>
          </table:table-cell>
          <table:table-cell table:style-name="Таблица1.C2" office:value-type="string">
            <text:p text:style-name="P35">10</text:p>
          </table:table-cell>
        </table:table-row>
        <table:table-row>
          <table:table-cell table:style-name="Таблица1.A2" office:value-type="string">
            <text:p text:style-name="P32">sysParamsPowerCntAdress</text:p>
          </table:table-cell>
          <table:table-cell table:style-name="Таблица1.A2" office:value-type="string">
            <text:p text:style-name="P32">-1</text:p>
          </table:table-cell>
          <table:table-cell table:style-name="Таблица1.C2" office:value-type="string">
            <text:p text:style-name="P35">-1</text:p>
          </table:table-cell>
        </table:table-row>
      </table:table>
      <text:p text:style-name="Standard"/>
      <text:p text:style-name="P30"><text:span text:style-name="T43">sysParamsPowerCntAdress</text:span> - <text:span text:style-name="T47">не описан</text:span>.</text:p>
      <text:p text:style-name="P6"/>
      <text:p text:style-name="P10">Недостаточно полное описание параметров и их поведения в зависимости от изделия.<text:span text:style-name="T36"> </text:span><text:span text:style-name="T52">Недостаточное описание в целом по отдельным параметрам (в частности допустимые диапазоны установки значений).</text:span></text:p>
      <text:p text:style-name="P6"/>
      <text:p text:style-name="P11">3.16. Ветка параметров <text:span text:style-name="T29">displayEnergy</text:span><text:span text:style-name="T25"> </text:span>из миба <text:span text:style-name="T49">не описана</text:span>.</text:p>
      <text:p text:style-name="P6"/>
      <text:p text:style-name="P12">3.17. Размеры таблиц. Таблица инверторов в инверторе всегда 20 строк. В ИБЭП - 0 строк. </text:p>
      <text:p text:style-name="P13">Таблица монитора АКБ - 0 строк в инвенторе, 4 - для ИБЭП.</text:p>
      <text:p text:style-name="P14">Таблица литиевых батарей - 0 строк в инвенторе, 7 - для ИБЭП.</text:p>
      <text:p text:style-name="P12"><text:span text:style-name="T51">К</text:span>оличество строк всегда постоянно и не зависит от количества реально присутствующих соответствующих элементов.</text:p>
      <text:p text:style-name="P6"/>
      <text:p text:style-name="P14">3.18. Для инвертора параметры ветки <text:span text:style-name="T29">displayBypass</text:span><text:span text:style-name="T25"> </text:span>отвечают все, кроме <text:span text:style-name="T29">displayBypassUdcin </text:span><text:span text:style-name="T34">(</text:span><text:span text:style-name="T35">No such name</text:span><text:span text:style-name="T34">). </text:span><text:span text:style-name="T50">Для ИБЭП все параметры ветки </text:span><text:span text:style-name="T35">No such name</text:span><text:span text:style-name="T34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2:24:35.482000000</meta:creation-date>
    <dc:date>2019-03-22T12:50:47.581000000</dc:date>
    <meta:editing-duration>PT6H54M27S</meta:editing-duration>
    <meta:editing-cycles>57</meta:editing-cycles>
    <meta:generator>LibreOffice/5.3.2.2$Windows_X86_64 LibreOffice_project/6cd4f1ef626f15116896b1d8e1398b56da0d0ee1</meta:generator>
    <meta:document-statistic meta:table-count="1" meta:image-count="0" meta:object-count="0" meta:page-count="3" meta:paragraph-count="113" meta:word-count="892" meta:character-count="6855" meta:non-whitespace-character-count="6074"/>
  </office:meta>
</office:document-meta>
</file>